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0a24" officeooo:paragraph-rsid="00050a24"/>
    </style:style>
    <style:style style:name="P2" style:family="paragraph" style:parent-style-name="Standard">
      <style:paragraph-properties fo:text-align="start" style:justify-single-word="false"/>
      <style:text-properties officeooo:rsid="00050a24" officeooo:paragraph-rsid="00050a24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50a24" officeooo:paragraph-rsid="00050a24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50a24" officeooo:paragraph-rsid="00050a24"/>
    </style:style>
    <style:style style:name="P5" style:family="paragraph" style:parent-style-name="Standard">
      <style:paragraph-properties fo:text-align="start" style:justify-single-word="false"/>
      <style:text-properties fo:language="es" fo:country="AR" officeooo:rsid="00050a24" officeooo:paragraph-rsid="00050a24"/>
    </style:style>
    <style:style style:name="P6" style:family="paragraph" style:parent-style-name="Standard" style:list-style-name="L3">
      <style:paragraph-properties fo:text-align="start" style:justify-single-word="false"/>
      <style:text-properties fo:language="es" fo:country="AR" officeooo:rsid="00050a24" officeooo:paragraph-rsid="00050a24"/>
    </style:style>
    <style:style style:name="P7" style:family="paragraph" style:parent-style-name="Standard">
      <style:paragraph-properties fo:text-align="start" style:justify-single-word="false"/>
      <style:text-properties fo:language="es" fo:country="AR" officeooo:rsid="0005728b" officeooo:paragraph-rsid="0005728b"/>
    </style:style>
    <style:style style:name="T1" style:family="text">
      <style:text-properties fo:language="es" fo:country="AR"/>
    </style:style>
    <style:style style:name="T2" style:family="text">
      <style:text-properties officeooo:rsid="0005728b"/>
    </style:style>
    <text:list-style style:name="L1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→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USUARIO</text:p>
      <text:p text:style-name="P2"/>
      <text:list text:style-name="L1">
        <text:list-item>
          <text:p text:style-name="P3">Registrarse</text:p>
        </text:list-item>
      </text:list>
      <text:p text:style-name="P2"><text:s/>1- Ingrese al formulario de Registro.</text:p>
      <text:p text:style-name="P2"><text:s/>2- Ingrese sus datos y a continuación envíelos para crear su cuenta.</text:p>
      <text:p text:style-name="P2"><text:s/>3- Su cuenta ha sido creada correctamente.</text:p>
      <text:p text:style-name="P2"/>
      <text:list text:style-name="L2">
        <text:list-item>
          <text:p text:style-name="P4">Iniciar Sesión</text:p>
        </text:list-item>
      </text:list>
      <text:p text:style-name="P2"><text:s/><text:span text:style-name="T1">1- <text:s/>Ingrese al formulario de Inicio de Sesión.</text:span></text:p>
      <text:p text:style-name="P5"><text:s/>2- <text:s/>Ingrese su nombre de usuario y contraseña y envié sus datos.</text:p>
      <text:p text:style-name="P5"><text:s/>3- <text:s/>Has ingresado al sitio con tu cuenta correctamente.</text:p>
      <text:p text:style-name="P5"/>
      <text:list text:style-name="L3">
        <text:list-item>
          <text:p text:style-name="P6">Compra de paquetes</text:p>
        </text:list-item>
      </text:list>
      <text:p text:style-name="P5"><text:s/>1- <text:s/>Añada todos los productos que usted quiera adquirir a su carrito.</text:p>
      <text:p text:style-name="P5"><text:s/>2- <text:s/><text:span text:style-name="T2">A continuación presione el botón finalizar compra.</text:span></text:p>
      <text:p text:style-name="P7"><text:s/>3- continué el proceso de método de pago por tercero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2T23:39:32.665782700</meta:creation-date>
    <dc:date>2025-06-13T00:08:34.445728500</dc:date>
    <meta:editing-duration>PT7M13S</meta:editing-duration>
    <meta:editing-cycles>1</meta:editing-cycles>
    <meta:document-statistic meta:table-count="0" meta:image-count="0" meta:object-count="0" meta:page-count="1" meta:paragraph-count="13" meta:word-count="96" meta:character-count="562" meta:non-whitespace-character-count="467"/>
    <meta:generator>LibreOffice/25.2.3.2$Windows_X86_64 LibreOffice_project/bbb074479178df812d175f709636b368952c2ce3</meta:generator>
  </office:meta>
</office:document-meta>
</file>